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3.584cm"/>
      <style:paragraph-properties style:writing-mode="lr-tb"/>
    </style:style>
    <style:style style:name="gr3" style:family="graphic" style:parent-style-name="standard">
      <style:graphic-properties draw:stroke="none" draw:fill="none" fo:min-height="7.55cm"/>
      <style:paragraph-properties style:writing-mode="lr-tb"/>
    </style:style>
    <style:style style:name="gr4" style:family="graphic" style:parent-style-name="standard">
      <style:graphic-properties draw:stroke="none" draw:fill="none" fo:min-height="7.572cm"/>
      <style:paragraph-properties style:writing-mode="lr-tb"/>
    </style:style>
    <style:style style:name="gr5" style:family="graphic" style:parent-style-name="standard">
      <style:graphic-properties draw:stroke="none" draw:fill="none" fo:min-height="5.176cm"/>
      <style:paragraph-properties style:writing-mode="lr-tb"/>
    </style:style>
    <style:style style:name="gr6" style:family="graphic" style:parent-style-name="standard">
      <style:graphic-properties draw:stroke="none" draw:fill="none" fo:min-height="4.38cm"/>
      <style:paragraph-properties style:writing-mode="lr-tb"/>
    </style:style>
    <style:style style:name="gr7" style:family="graphic" style:parent-style-name="standard">
      <style:graphic-properties draw:stroke="none" draw:fill="none" fo:min-height="6.37cm"/>
      <style:paragraph-properties style:writing-mode="lr-tb"/>
    </style:style>
    <style:style style:name="gr8" style:family="graphic" style:parent-style-name="standard">
      <style:graphic-properties draw:stroke="none" draw:fill="none" fo:min-height="5.574cm"/>
      <style:paragraph-properties style:writing-mode="lr-tb"/>
    </style:style>
    <style:style style:name="gr9" style:family="graphic" style:parent-style-name="standard">
      <style:graphic-properties draw:stroke="none" draw:fill="none" fo:min-height="8.36cm"/>
      <style:paragraph-properties style:writing-mode="lr-tb"/>
    </style:style>
    <style:style style:name="gr10" style:family="graphic" style:parent-style-name="standard">
      <style:graphic-properties draw:stroke="none" draw:fill="none" fo:min-height="9.952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3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Golang Session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- Harsh Dusane<text:line-break/><text:line-break/>Topic : Golang Map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ap initialization and declaration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11.932cm" svg:height="3.834cm" svg:x="2.2cm" svg:y="4.166cm">
          <draw:text-box>
            <text:p text:style-name="P2">package main</text:p>
            <text:p text:style-name="P2"> </text:p>
            <text:p text:style-name="P2">import "fmt"</text:p>
            <text:p text:style-name="P2"> </text:p>
            <text:p text:style-name="P2">var employee = map[string]int{"Mark": 10, "Sandy": 20}</text:p>
            <text:p text:style-name="P2"> </text:p>
            <text:p text:style-name="P2">func main() {</text:p>
            <text:p text:style-name="P2"><text:s text:c="8"/>fmt.Println(employee)</text:p>
            <text:p text:style-name="P2">}</text:p>
          </draw:text-box>
        </draw:frame>
        <draw:frame draw:style-name="gr2" draw:text-style-name="P3" draw:layer="layout" svg:width="11.932cm" svg:height="3.834cm" svg:x="2.068cm" svg:y="8.766cm">
          <draw:text-box>
            <text:p text:style-name="P2">package main</text:p>
            <text:p text:style-name="P2"> </text:p>
            <text:p text:style-name="P2">import "fmt"</text:p>
            <text:p text:style-name="P2"> </text:p>
            <text:p text:style-name="P2">func main() {</text:p>
            <text:p text:style-name="P2"><text:s text:c="8"/>var employee = map[string]int{}</text:p>
            <text:p text:style-name="P2"><text:s text:c="8"/>fmt.Println(employee) <text:s text:c="7"/>// map[]</text:p>
            <text:p text:style-name="P2"><text:s text:c="8"/>fmt.Printf("%T\n", employee) // map[string]int</text:p>
            <text:p text:style-name="P2">}</text:p>
          </draw:text-box>
        </draw:frame>
        <draw:frame draw:style-name="gr3" draw:text-style-name="P3" draw:layer="layout" svg:width="9.815cm" svg:height="7.8cm" svg:x="15.985cm" svg:y="4.4cm">
          <draw:text-box>
            <text:p text:style-name="P2">package main</text:p>
            <text:p text:style-name="P2"> </text:p>
            <text:p text:style-name="P2">import "fmt"</text:p>
            <text:p text:style-name="P2"> </text:p>
            <text:p text:style-name="P2">func main() {</text:p>
            <text:p text:style-name="P2"><text:s text:c="8"/>var employee = make(map[string]int)</text:p>
            <text:p text:style-name="P2"><text:s text:c="8"/>employee["Mark"] = 10</text:p>
            <text:p text:style-name="P2"><text:s text:c="8"/>employee["Sandy"] = 20</text:p>
            <text:p text:style-name="P2"><text:s text:c="8"/>fmt.Println(employee)</text:p>
            <text:p text:style-name="P2"> </text:p>
            <text:p text:style-name="P2"><text:s text:c="8"/>employeeList := make(map[string]int)</text:p>
            <text:p text:style-name="P2"><text:s text:c="8"/>employeeList["Mark"] = 10</text:p>
            <text:p text:style-name="P2"><text:s text:c="8"/>employeeList["Sandy"] = 20</text:p>
            <text:p text:style-name="P2"><text:s text:c="8"/>fmt.Println(employeeList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Maps Sample Codes – Create, Add, Updat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4" draw:text-style-name="P3" draw:layer="layout" svg:width="9.815cm" svg:height="7.822cm" svg:x="2.4cm" svg:y="2.978cm">
          <draw:text-box>
            <text:p text:style-name="P2">package main</text:p>
            <text:p text:style-name="P2"> </text:p>
            <text:p text:style-name="P2">import "fmt"</text:p>
            <text:p text:style-name="P2"> </text:p>
            <text:p text:style-name="P2">func main() {</text:p>
            <text:p text:style-name="P2"><text:s text:c="8"/>var employee = make(map[string]int)</text:p>
            <text:p text:style-name="P2"><text:s text:c="8"/>employee["Mark"] = 10</text:p>
            <text:p text:style-name="P2"><text:s text:c="8"/>employee["Sandy"] = 20</text:p>
            <text:p text:style-name="P2"> </text:p>
            <text:p text:style-name="P2"><text:s text:c="8"/>// Empty Map</text:p>
            <text:p text:style-name="P2"><text:s text:c="8"/>employeeList := make(map[string]int)</text:p>
            <text:p text:style-name="P2"> </text:p>
            <text:p text:style-name="P2"><text:s text:c="8"/>fmt.Println(len(employee)) <text:s text:c="4"/>// 2</text:p>
            <text:p text:style-name="P2"><text:s text:c="8"/>fmt.Println(len(employeeList)) // 0</text:p>
            <text:p text:style-name="P2">}</text:p>
          </draw:text-box>
        </draw:frame>
        <draw:frame draw:style-name="gr2" draw:text-style-name="P3" draw:layer="layout" svg:width="13.625cm" svg:height="3.834cm" svg:x="13.575cm" svg:y="3.257cm">
          <draw:text-box>
            <text:p text:style-name="P2">package main</text:p>
            <text:p text:style-name="P2"> </text:p>
            <text:p text:style-name="P2">import "fmt"</text:p>
            <text:p text:style-name="P2"> </text:p>
            <text:p text:style-name="P2">func main() {</text:p>
            <text:p text:style-name="P2"><text:s text:c="8"/>var employee = map[string]int{"Mark": 10, "Sandy": 20}</text:p>
            <text:p text:style-name="P2"> </text:p>
            <text:p text:style-name="P2"><text:s text:c="8"/>fmt.Println(employee["Mark"])</text:p>
            <text:p text:style-name="P2">}</text:p>
          </draw:text-box>
        </draw:frame>
        <draw:frame draw:style-name="gr5" draw:text-style-name="P3" draw:layer="layout" svg:width="13.625cm" svg:height="5.426cm" svg:x="0.975cm" svg:y="9.574cm">
          <draw:text-box>
            <text:p text:style-name="P2">package main</text:p>
            <text:p text:style-name="P2"> </text:p>
            <text:p text:style-name="P2">import "fmt"</text:p>
            <text:p text:style-name="P2"> </text:p>
            <text:p text:style-name="P2">func main() {</text:p>
            <text:p text:style-name="P2"><text:s text:c="8"/>var employee = map[string]int{"Mark": 10, "Sandy": 20}</text:p>
            <text:p text:style-name="P2"><text:s text:c="8"/>fmt.Println(employee) // Initial Map</text:p>
            <text:p text:style-name="P2"> </text:p>
            <text:p text:style-name="P2"><text:s text:c="8"/>employee["Rocky"] = 30 // Add element</text:p>
            <text:p text:style-name="P2"><text:s text:c="8"/>employee["Josef"] = 40</text:p>
            <text:p text:style-name="P2"> </text:p>
            <text:p text:style-name="P2"><text:s text:c="8"/>fmt.Println(employee)</text:p>
            <text:p text:style-name="P2">}</text:p>
          </draw:text-box>
        </draw:frame>
        <draw:frame draw:style-name="gr6" draw:text-style-name="P3" draw:layer="layout" svg:width="13.625cm" svg:height="4.63cm" svg:x="14.2cm" svg:y="7.8cm">
          <draw:text-box>
            <text:p text:style-name="P2">package main</text:p>
            <text:p text:style-name="P2"> </text:p>
            <text:p text:style-name="P2">import "fmt"</text:p>
            <text:p text:style-name="P2"> </text:p>
            <text:p text:style-name="P2">func main() {</text:p>
            <text:p text:style-name="P2"><text:s text:c="8"/>var employee = map[string]int{"Mark": 10, "Sandy": 20}</text:p>
            <text:p text:style-name="P2"><text:s text:c="8"/>fmt.Println(employee) // Initial Map</text:p>
            <text:p text:style-name="P2"> </text:p>
            <text:p text:style-name="P2"><text:s text:c="8"/>employee["Mark"] = 50 // Edit item</text:p>
            <text:p text:style-name="P2"><text:s text:c="8"/>fmt.Println(employee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aps – Delete Items 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7" draw:text-style-name="P3" draw:layer="layout" svg:width="9.603cm" svg:height="6.62cm" svg:x="9.289cm" svg:y="4.596cm">
          <draw:text-box>
            <text:p text:style-name="P2">package main</text:p>
            <text:p text:style-name="P2"> </text:p>
            <text:p text:style-name="P2">import "fmt"</text:p>
            <text:p text:style-name="P2"> </text:p>
            <text:p text:style-name="P2">func main() {</text:p>
            <text:p text:style-name="P2"><text:s text:c="8"/>var employee = make(map[string]int)</text:p>
            <text:p text:style-name="P2"><text:s text:c="8"/>employee["Mark"] = 10</text:p>
            <text:p text:style-name="P2"><text:s text:c="8"/>employee["Sandy"] = 20</text:p>
            <text:p text:style-name="P2"><text:s text:c="8"/>employee["Rocky"] = 30</text:p>
            <text:p text:style-name="P2"><text:s text:c="8"/>employee["Josef"] = 40</text:p>
            <text:p text:style-name="P2"> </text:p>
            <text:p text:style-name="P2"><text:s text:c="8"/>fmt.Println(employee)</text:p>
            <text:p text:style-name="P2"> </text:p>
            <text:p text:style-name="P2"><text:s text:c="8"/>delete(employee, "Mark")</text:p>
            <text:p text:style-name="P2"><text:s text:c="8"/>fmt.Println(employee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terate over a Map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6" draw:text-style-name="P3" draw:layer="layout" svg:width="12.99cm" svg:height="4.63cm" svg:x="7.595cm" svg:y="5.591cm">
          <draw:text-box>
            <text:p text:style-name="P2">package main</text:p>
            <text:p text:style-name="P2"> </text:p>
            <text:p text:style-name="P2">import "fmt"</text:p>
            <text:p text:style-name="P2"> </text:p>
            <text:p text:style-name="P2">func main() {</text:p>
            <text:p text:style-name="P2"><text:s text:c="4"/>var employee = map[string]int{"Mark": 10, "Sandy": 20,</text:p>
            <text:p text:style-name="P2"><text:s text:c="8"/>"Rocky": 30, "Rajiv": 40, "Kate": 50}</text:p>
            <text:p text:style-name="P2"><text:s text:c="4"/>for key, element := range employee {</text:p>
            <text:p text:style-name="P2"><text:s text:c="8"/>fmt.Println("Key:", key, "=&gt;", "Element:", element)</text:p>
            <text:p text:style-name="P2"><text:s text:c="4"/>}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runcate Map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8" draw:text-style-name="P3" draw:layer="layout" svg:width="13.625cm" svg:height="5.824cm" svg:x="7.278cm" svg:y="4.994cm">
          <draw:text-box>
            <text:p text:style-name="P2">package main</text:p>
            <text:p text:style-name="P2"> </text:p>
            <text:p text:style-name="P2">func main() {</text:p>
            <text:p text:style-name="P2"><text:s text:c="8"/>var employee = map[string]int{"Mark": 10, "Sandy": 20,</text:p>
            <text:p text:style-name="P2"><text:s text:c="16"/>"Rocky": 30, "Rajiv": 40, "Kate": 50}</text:p>
            <text:p text:style-name="P2"> </text:p>
            <text:p text:style-name="P2"><text:s text:c="8"/>// Method - I</text:p>
            <text:p text:style-name="P2"><text:s text:c="8"/>for k := range employee {</text:p>
            <text:p text:style-name="P2"><text:s text:c="16"/>delete(employee, k)</text:p>
            <text:p text:style-name="P2"><text:s text:c="8"/>}</text:p>
            <text:p text:style-name="P2"> </text:p>
            <text:p text:style-name="P2"><text:s text:c="8"/>// Method - II</text:p>
            <text:p text:style-name="P2"><text:s text:c="8"/>employee = make(map[string]int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ort Map Key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9" draw:text-style-name="P3" draw:layer="layout" svg:width="17.223cm" svg:height="8.61cm" svg:x="5.479cm" svg:y="3.601cm">
          <draw:text-box>
            <text:p text:style-name="P2">package main</text:p>
            <text:p text:style-name="P2"> </text:p>
            <text:p text:style-name="P2">import (</text:p>
            <text:p text:style-name="P2"><text:s text:c="8"/>"fmt"</text:p>
            <text:p text:style-name="P2"><text:s text:c="8"/>"sort"</text:p>
            <text:p text:style-name="P2">)</text:p>
            <text:p text:style-name="P2"> </text:p>
            <text:p text:style-name="P2">func main() {</text:p>
            <text:p text:style-name="P2"><text:s text:c="8"/>unSortedMap := map[string]int{"India": 20, "Canada": 70, "Germany": 15}</text:p>
            <text:p text:style-name="P2"> </text:p>
            <text:p text:style-name="P2"><text:s text:c="8"/>keys := make([]string, 0, len(unSortedMap))</text:p>
            <text:p text:style-name="P2"> </text:p>
            <text:p text:style-name="P2"><text:s text:c="8"/>for k := range unSortedMap {</text:p>
            <text:p text:style-name="P2"><text:s text:c="16"/>keys = append(keys, k)</text:p>
            <text:p text:style-name="P2"><text:s text:c="8"/>}</text:p>
            <text:p text:style-name="P2"><text:s text:c="8"/>sort.Strings(keys)</text:p>
            <text:p text:style-name="P2"> </text:p>
            <text:p text:style-name="P2"><text:s text:c="8"/>for _, k := range keys {</text:p>
            <text:p text:style-name="P2"><text:s text:c="16"/>fmt.Println(k, unSortedMap[k])</text:p>
            <text:p text:style-name="P2"><text:s text:c="8"/>}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ort Map Values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0" draw:text-style-name="P3" draw:layer="layout" svg:width="17.223cm" svg:height="10.202cm" svg:x="5.479cm" svg:y="3.685cm">
          <draw:text-box>
            <text:p text:style-name="P2">package main</text:p>
            <text:p text:style-name="P2"> </text:p>
            <text:p text:style-name="P2">import (</text:p>
            <text:p text:style-name="P2"><text:s text:c="8"/>"fmt"</text:p>
            <text:p text:style-name="P2"><text:s text:c="8"/>"sort"</text:p>
            <text:p text:style-name="P2">)</text:p>
            <text:p text:style-name="P2"> </text:p>
            <text:p text:style-name="P2">func main() {</text:p>
            <text:p text:style-name="P2"><text:s text:c="8"/>unSortedMap := map[string]int{"India": 20, "Canada": 70, "Germany": 15}</text:p>
            <text:p text:style-name="P2"> </text:p>
            <text:p text:style-name="P2"><text:s/>// Int slice to store values of map.</text:p>
            <text:p text:style-name="P2"><text:s text:c="8"/>values := make([]int, 0, len(unSortedMap))</text:p>
            <text:p text:style-name="P2"> </text:p>
            <text:p text:style-name="P2"><text:s text:c="8"/>for _, v := range unSortedMap {</text:p>
            <text:p text:style-name="P2"><text:s text:c="16"/>values = append(values, v)</text:p>
            <text:p text:style-name="P2"><text:s text:c="8"/>}</text:p>
            <text:p text:style-name="P2"> </text:p>
            <text:p text:style-name="P2"><text:s/>// Sort slice values.</text:p>
            <text:p text:style-name="P2"><text:s text:c="8"/>sort.Ints(values)</text:p>
            <text:p text:style-name="P2"> </text:p>
            <text:p text:style-name="P2"><text:s/>// Print values of sorted Slice.</text:p>
            <text:p text:style-name="P2"><text:s text:c="8"/>for _, v := range values {</text:p>
            <text:p text:style-name="P2"><text:s text:c="16"/>fmt.Println(v)</text:p>
            <text:p text:style-name="P2"><text:s text:c="8"/>}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erge Map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8" draw:text-style-name="P3" draw:layer="layout" svg:width="14.048cm" svg:height="5.824cm" svg:x="7.066cm" svg:y="4.994cm">
          <draw:text-box>
            <text:p text:style-name="P2">package main</text:p>
            <text:p text:style-name="P2"> </text:p>
            <text:p text:style-name="P2">import "fmt"</text:p>
            <text:p text:style-name="P2"> </text:p>
            <text:p text:style-name="P2">func main() {</text:p>
            <text:p text:style-name="P2"><text:s text:c="8"/>first := map[string]int{"a": 1, "b": 2, "c": 3}</text:p>
            <text:p text:style-name="P2"><text:s text:c="8"/>second := map[string]int{"a": 1, "e": 5, "c": 3, "d": 4}</text:p>
            <text:p text:style-name="P2"> </text:p>
            <text:p text:style-name="P2"><text:s text:c="8"/>for k, v := range second {</text:p>
            <text:p text:style-name="P2"><text:s text:c="16"/>first[k] = v</text:p>
            <text:p text:style-name="P2"><text:s text:c="8"/>}</text:p>
            <text:p text:style-name="P2"> </text:p>
            <text:p text:style-name="P2"><text:s text:c="8"/>fmt.Println(first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3T20:03:47.530817395</meta:creation-date>
    <dc:date>2021-02-03T20:11:59.560876887</dc:date>
    <meta:editing-duration>PT8S</meta:editing-duration>
    <meta:editing-cycles>1</meta:editing-cycles>
    <meta:document-statistic meta:object-count="70"/>
    <meta:generator>LibreOffice/6.4.6.2$Linux_X86_64 LibreOffice_project/40$Build-2</meta:generator>
  </office:meta>
</office:document-meta>
</file>